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49pt"/>
    </style:style>
    <style:style style:name="co2" style:family="table-column">
      <style:table-column-properties fo:break-before="auto" style:column-width="28.69pt"/>
    </style:style>
    <style:style style:name="co3" style:family="table-column">
      <style:table-column-properties fo:break-before="auto" style:column-width="58.96pt"/>
    </style:style>
    <style:style style:name="co4" style:family="table-column">
      <style:table-column-properties fo:break-before="auto" style:column-width="31.01pt"/>
    </style:style>
    <style:style style:name="co5" style:family="table-column">
      <style:table-column-properties fo:break-before="auto" style:column-width="65.14pt"/>
    </style:style>
    <style:style style:name="co6" style:family="table-column">
      <style:table-column-properties fo:break-before="auto" style:column-width="48.84pt"/>
    </style:style>
    <style:style style:name="ro1" style:family="table-row">
      <style:table-row-properties style:row-height="37.64pt" fo:break-before="auto" style:use-optimal-row-height="false"/>
    </style:style>
    <style:style style:name="ro2" style:family="table-row">
      <style:table-row-properties style:row-height="42.89pt" fo:break-before="auto" style:use-optimal-row-height="false"/>
    </style:style>
    <style:style style:name="ro3" style:family="table-row">
      <style:table-row-properties style:row-height="24.55pt" fo:break-before="auto" style:use-optimal-row-height="false"/>
    </style:style>
    <style:style style:name="ro4" style:family="table-row">
      <style:table-row-properties style:row-height="19.56pt" fo:break-before="auto" style:use-optimal-row-height="false"/>
    </style:style>
    <style:style style:name="ro5" style:family="table-row">
      <style:table-row-properties style:row-height="30.1pt" fo:break-before="auto" style:use-optimal-row-height="false"/>
    </style:style>
    <style:style style:name="ro6" style:family="table-row">
      <style:table-row-properties style:row-height="44.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lt;=-1*([.D6]+[.E6])" table:allow-empty-cell="true" table:base-cell-address="Sheet1.C6">
          <table:error-message table:message-type="stop" table:display="true"/>
        </table:content-validation>
        <table:content-validation table:name="val2" table:condition="of:cell-content-is-whole-number() and cell-content()&lt;=-1*([.C7]+[.E7])" table:allow-empty-cell="true" table:base-cell-address="Sheet1.D7">
          <table:error-message table:message-type="stop" table:display="true"/>
        </table:content-validation>
        <table:content-validation table:name="val3" table:condition="of:cell-content-is-whole-number() and cell-content()&lt;=-1*([.C7]+[.D7])" table:allow-empty-cell="true" table:base-cell-address="Sheet1.E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3" table:number-columns-repeated="3" table:default-cell-style-name="ce3"/>
        <table:table-column table:style-name="co6" table:number-columns-repeated="2" table:default-cell-style-name="ce3"/>
        <table:table-column table:style-name="co3" table:number-columns-repeated="1010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Inverting a matrix and multiplying by [3x1] matrix to solve for I1, I2, I3 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8" table:number-rows-spanned="1">
            <text:p>Only modify yellow cells.  </text:p>
            <text:p>Require: C6 &lt;= -1*(D6+E6)  D7 &lt;= -1*(C7+E7)  E8 &lt;= -1*(C8+D8)</text:p>
          </table:table-cell>
          <table:covered-table-cell table:number-columns-repeated="7"/>
          <table:table-cell table:style-name="ce1" office:value-type="string" calcext:value-type="string" table:number-columns-spanned="6" table:number-rows-spanned="1">
            <text:p>Using built in matrix functions to check answer</text:p>
          </table:table-cell>
          <table:covered-table-cell table:number-columns-repeated="5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3"/>
          <table:table-cell table:number-matrix-columns-spanned="3" table:number-matrix-rows-spanned="3" table:formula="of:=MINVERSE(coeffs)" office:value-type="float" office:value="-0.274074074074074" calcext:value-type="float">
            <text:p>-0.2740740741</text:p>
          </table:table-cell>
          <table:table-cell office:value-type="float" office:value="-0.140740740740741" calcext:value-type="float">
            <text:p>-0.1407407407</text:p>
          </table:table-cell>
          <table:table-cell office:value-type="float" office:value="-0.111111111111111" calcext:value-type="float">
            <text:p>-0.1111111111</text:p>
          </table:table-cell>
          <table:table-cell/>
          <table:table-cell table:formula="of:=[.G6]" office:value-type="float" office:value="6" calcext:value-type="float">
            <text:p>6</text:p>
          </table:table-cell>
          <table:table-cell table:formula="of:=[.I3]*[.G$6]+[.J3]*[.G$7]+[.K3]*[.G$8]"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.5" calcext:value-type="float">
            <text:p>1.5</text:p>
          </table:table-cell>
          <table:table-cell/>
          <table:table-cell office:value-type="string" calcext:value-type="string">
            <text:p><text:s text:c="2"/></text:p>
          </table:table-cell>
          <table:table-cell/>
          <table:table-cell office:value-type="float" office:value="-0.140740740740741" calcext:value-type="float">
            <text:p>-0.1407407407</text:p>
          </table:table-cell>
          <table:table-cell office:value-type="float" office:value="-0.207407407407407" calcext:value-type="float">
            <text:p>-0.2074074074</text:p>
          </table:table-cell>
          <table:table-cell office:value-type="float" office:value="-0.111111111111111" calcext:value-type="float">
            <text:p>-0.1111111111</text:p>
          </table:table-cell>
          <table:table-cell/>
          <table:table-cell table:formula="of:=[.G7]" office:value-type="float" office:value="-18" calcext:value-type="float">
            <text:p>-18</text:p>
          </table:table-cell>
          <table:table-cell table:formula="of:=[.I4]*[.G$6]+[.J4]*[.G$7]+[.K4]*[.G$8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loop</text:p>
            <text:p>Voltages</text:p>
          </table:table-cell>
          <table:table-cell table:number-columns-repeated="7"/>
          <table:table-cell office:value-type="float" office:value="-0.111111111111111" calcext:value-type="float">
            <text:p>-0.1111111111</text:p>
          </table:table-cell>
          <table:table-cell office:value-type="float" office:value="-0.111111111111111" calcext:value-type="float">
            <text:p>-0.1111111111</text:p>
          </table:table-cell>
          <table:table-cell office:value-type="float" office:value="-0.166666666666667" calcext:value-type="float">
            <text:p>-0.1666666667</text:p>
          </table:table-cell>
          <table:table-cell/>
          <table:table-cell table:formula="of:=[.G8]" office:value-type="float" office:value="-1" calcext:value-type="float">
            <text:p>-1</text:p>
          </table:table-cell>
          <table:table-cell table:formula="of:=[.I5]*[.G$6]+[.J5]*[.G$7]+[.K5]*[.G$8]" office:value-type="float" office:value="1.5" calcext:value-type="float">
            <text:p>1.5</text:p>
          </table:table-cell>
          <table:table-cell table:number-columns-repeated="1010"/>
        </table:table-row>
        <table:table-row table:style-name="ro4">
          <table:table-cell table:formula="of:=-1*[.G6]" office:value-type="float" office:value="-6" calcext:value-type="float">
            <text:p>-6</text:p>
          </table:table-cell>
          <table:table-cell/>
          <table:table-cell table:style-name="ce7" table:content-validation-name="val1" office:value-type="float" office:value="-6" calcext:value-type="float">
            <text:p>-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formula="of:=[.C6]*[.$C$4]+[.D6]*[.$D$4]+[.E6]*[.$E$4]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 table:formula="of:=-1*[.G7]" office:value-type="float" office:value="18" calcext:value-type="float">
            <text:p>18</text:p>
          </table:table-cell>
          <table:table-cell/>
          <table:table-cell table:style-name="ce8" table:formula="of:=[.D6]" office:value-type="float" office:value="3" calcext:value-type="float">
            <text:p>3</text:p>
          </table:table-cell>
          <table:table-cell table:style-name="ce7" table:content-validation-name="val2" office:value-type="float" office:value="-9" calcext:value-type="float">
            <text:p>-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formula="of:=[.C7]*[.$C$4]+[.D7]*[.$D$4]+[.E7]*[.$E$4]" office:value-type="float" office:value="-18" calcext:value-type="float">
            <text:p>-18</text:p>
          </table:table-cell>
          <table:table-cell table:number-columns-repeated="1017"/>
        </table:table-row>
        <table:table-row table:style-name="ro4">
          <table:table-cell table:formula="of:=-1*[.G8]" office:value-type="float" office:value="1" calcext:value-type="float">
            <text:p>1</text:p>
          </table:table-cell>
          <table:table-cell/>
          <table:table-cell table:style-name="ce8" table:formula="of:=[.E6]" office:value-type="float" office:value="2" calcext:value-type="float">
            <text:p>2</text:p>
          </table:table-cell>
          <table:table-cell table:style-name="ce8" table:formula="of:=[.E7]" office:value-type="float" office:value="4" calcext:value-type="float">
            <text:p>4</text:p>
          </table:table-cell>
          <table:table-cell table:style-name="ce7" table:content-validation-name="val3" office:value-type="float" office:value="-10" calcext:value-type="float">
            <text:p>-10</text:p>
          </table:table-cell>
          <table:table-cell/>
          <table:table-cell table:formula="of:=[.C8]*[.$C$4]+[.D8]*[.$D$4]+[.E8]*[.$E$4]" office:value-type="float" office:value="-1" calcext:value-type="float">
            <text:p>-1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 table:number-columns-spanned="3" table:number-rows-spanned="1">
            <text:p>Matrix of Min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ign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Signed CoFactors</text:p>
          </table:table-cell>
          <table:covered-table-cell table:number-columns-repeated="2"/>
          <table:table-cell table:number-columns-repeated="1011"/>
        </table:table-row>
        <table:table-row table:style-name="ro4">
          <table:table-cell table:number-columns-repeated="2"/>
          <table:table-cell table:formula="of:=[.D7]*[.E8]-[.D8]*[.E7]" office:value-type="float" office:value="74" calcext:value-type="float">
            <text:p>74</text:p>
          </table:table-cell>
          <table:table-cell table:formula="of:=[.C7]*[.E8]-[.C8]*[.E7]" office:value-type="float" office:value="-38" calcext:value-type="float">
            <text:p>-38</text:p>
          </table:table-cell>
          <table:table-cell table:formula="of:=[.C7]*[.D8]-[.C8]*[.D7]"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1]*[.G11]" office:value-type="float" office:value="74" calcext:value-type="float">
            <text:p>74</text:p>
          </table:table-cell>
          <table:table-cell table:formula="of:=[.D11]*[.H11]" office:value-type="float" office:value="38" calcext:value-type="float">
            <text:p>38</text:p>
          </table:table-cell>
          <table:table-cell table:formula="of:=[.E11]*[.I11]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formula="of:=[.D6]*[.E8]-[.D8]*[.E6]" office:value-type="float" office:value="-38" calcext:value-type="float">
            <text:p>-38</text:p>
          </table:table-cell>
          <table:table-cell table:formula="of:=[.C6]*[.E8]-[.C8]*[.E6]" office:value-type="float" office:value="56" calcext:value-type="float">
            <text:p>56</text:p>
          </table:table-cell>
          <table:table-cell table:formula="of:=[.C6]*[.D8]-[.C8]*[.D6]" office:value-type="float" office:value="-30" calcext:value-type="float">
            <text:p>-30</text:p>
          </table:table-cell>
          <table:table-cell office:value-type="string" calcext:value-type="string">
            <text:p>.*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C12]*[.G12]" office:value-type="float" office:value="38" calcext:value-type="float">
            <text:p>38</text:p>
          </table:table-cell>
          <table:table-cell table:formula="of:=[.D12]*[.H12]" office:value-type="float" office:value="56" calcext:value-type="float">
            <text:p>56</text:p>
          </table:table-cell>
          <table:table-cell table:formula="of:=[.E12]*[.I12]" office:value-type="float" office:value="30" calcext:value-type="float">
            <text:p>30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formula="of:=[.D6]*[.E7]-[.D7]*[.E6]" office:value-type="float" office:value="30" calcext:value-type="float">
            <text:p>30</text:p>
          </table:table-cell>
          <table:table-cell table:formula="of:=[.C6]*[.E7]-[.C7]*[.E6]" office:value-type="float" office:value="-30" calcext:value-type="float">
            <text:p>-30</text:p>
          </table:table-cell>
          <table:table-cell table:formula="of:=[.C6]*[.D7]-[.C7]*[.D6]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13]*[.G13]" office:value-type="float" office:value="30" calcext:value-type="float">
            <text:p>30</text:p>
          </table:table-cell>
          <table:table-cell table:formula="of:=[.D13]*[.H13]" office:value-type="float" office:value="30" calcext:value-type="float">
            <text:p>30</text:p>
          </table:table-cell>
          <table:table-cell table:formula="of:=[.E13]*[.I13]" office:value-type="float" office:value="45" calcext:value-type="float">
            <text:p>45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6">
          <table:table-cell table:style-name="ce4" office:value-type="string" calcext:value-type="string">
            <text:p>1</text:p>
            <text:p>Determinate</text:p>
          </table:table-cell>
          <table:table-cell/>
          <table:table-cell table:style-name="ce1" office:value-type="string" calcext:value-type="string" table:number-columns-spanned="3" table:number-rows-spanned="1">
            <text:p>Transposed Signed CoFactor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Inverse Matrix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.*</text:p>
          </table:table-cell>
          <table:table-cell table:formula="of:=[.K11]" office:value-type="float" office:value="74" calcext:value-type="float">
            <text:p>74</text:p>
          </table:table-cell>
          <table:table-cell table:formula="of:=[.K12]" office:value-type="float" office:value="38" calcext:value-type="float">
            <text:p>38</text:p>
          </table:table-cell>
          <table:table-cell table:formula="of:=[.K13]" office:value-type="float" office:value="30" calcext:value-type="float">
            <text:p>30</text:p>
          </table:table-cell>
          <table:table-cell/>
          <table:table-cell table:formula="of:=[.$A$16]/[.$A$17]*[.C16]" office:value-type="float" office:value="-0.274074074074074" calcext:value-type="float">
            <text:p>-0.2740740741</text:p>
          </table:table-cell>
          <table:table-cell table:formula="of:=[.$A$16]/[.$A$17]*[.D16]" office:value-type="float" office:value="-0.140740740740741" calcext:value-type="float">
            <text:p>-0.1407407407</text:p>
          </table:table-cell>
          <table:table-cell table:formula="of:=[.$A$16]/[.$A$17]*[.E16]" office:value-type="float" office:value="-0.111111111111111" calcext:value-type="float">
            <text:p>-0.1111111111</text:p>
          </table:table-cell>
          <table:table-cell/>
          <table:table-cell table:formula="of:=[.G6]" office:value-type="float" office:value="6" calcext:value-type="float">
            <text:p>6</text:p>
          </table:table-cell>
          <table:table-cell/>
          <table:table-cell table:formula="of:=[.G16]*[.K$16]+[.H16]*[.K$17]+[.I16]*[.K$18]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table:formula="of:=MDETERM(coeffs)" office:value-type="float" office:value="-270" calcext:value-type="float">
            <text:p>-270</text:p>
          </table:table-cell>
          <table:covered-table-cell/>
          <table:table-cell table:formula="of:=[.L11]" office:value-type="float" office:value="38" calcext:value-type="float">
            <text:p>38</text:p>
          </table:table-cell>
          <table:table-cell table:formula="of:=[.L12]" office:value-type="float" office:value="56" calcext:value-type="float">
            <text:p>56</text:p>
          </table:table-cell>
          <table:table-cell table:formula="of:=[.L13]" office:value-type="float" office:value="30" calcext:value-type="float">
            <text:p>30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$A$16]/[.$A$17]*[.C17]" office:value-type="float" office:value="-0.140740740740741" calcext:value-type="float">
            <text:p>-0.1407407407</text:p>
          </table:table-cell>
          <table:table-cell table:formula="of:=[.$A$16]/[.$A$17]*[.D17]" office:value-type="float" office:value="-0.207407407407407" calcext:value-type="float">
            <text:p>-0.2074074074</text:p>
          </table:table-cell>
          <table:table-cell table:formula="of:=[.$A$16]/[.$A$17]*[.E17]" office:value-type="float" office:value="-0.111111111111111" calcext:value-type="float">
            <text:p>-0.1111111111</text:p>
          </table:table-cell>
          <table:table-cell table:formula="of:=&quot;*&quot;" office:value-type="string" office:string-value="*" calcext:value-type="string">
            <text:p>*</text:p>
          </table:table-cell>
          <table:table-cell table:formula="of:=[.G7]" office:value-type="float" office:value="-18" calcext:value-type="float">
            <text:p>-18</text:p>
          </table:table-cell>
          <table:table-cell table:formula="of:=&quot;=&quot;" office:value-type="string" office:string-value="=" calcext:value-type="string">
            <text:p>=</text:p>
          </table:table-cell>
          <table:table-cell table:formula="of:=[.G17]*[.K$16]+[.H17]*[.K$17]+[.I17]*[.K$18]" office:value-type="float" office:value="3" calcext:value-type="float">
            <text:p>3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formula="of:=[.M11]" office:value-type="float" office:value="30" calcext:value-type="float">
            <text:p>30</text:p>
          </table:table-cell>
          <table:table-cell table:formula="of:=[.M12]" office:value-type="float" office:value="30" calcext:value-type="float">
            <text:p>30</text:p>
          </table:table-cell>
          <table:table-cell table:formula="of:=[.M13]" office:value-type="float" office:value="45" calcext:value-type="float">
            <text:p>45</text:p>
          </table:table-cell>
          <table:table-cell/>
          <table:table-cell table:formula="of:=[.$A$16]/[.$A$17]*[.C18]" office:value-type="float" office:value="-0.111111111111111" calcext:value-type="float">
            <text:p>-0.1111111111</text:p>
          </table:table-cell>
          <table:table-cell table:formula="of:=[.$A$16]/[.$A$17]*[.D18]" office:value-type="float" office:value="-0.111111111111111" calcext:value-type="float">
            <text:p>-0.1111111111</text:p>
          </table:table-cell>
          <table:table-cell table:formula="of:=[.$A$16]/[.$A$17]*[.E18]" office:value-type="float" office:value="-0.166666666666667" calcext:value-type="float">
            <text:p>-0.1666666667</text:p>
          </table:table-cell>
          <table:table-cell/>
          <table:table-cell table:formula="of:=[.G8]" office:value-type="float" office:value="-1" calcext:value-type="float">
            <text:p>-1</text:p>
          </table:table-cell>
          <table:table-cell/>
          <table:table-cell table:formula="of:=[.G18]*[.K$16]+[.H18]*[.K$17]+[.I18]*[.K$18]" office:value-type="float" office:value="1.5" calcext:value-type="float">
            <text:p>1.5</text:p>
          </table:table-cell>
          <table:table-cell table:number-columns-repeated="1011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coeffs" table:base-cell-address="$Sheet1.$C$6" table:cell-range-address="$Sheet1.$C$6:.$E$8"/>
        <table:named-range table:name="volts" table:base-cell-address="$Sheet1.$H$6" table:cell-range-address="$Sheet1.$G$6:.$G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7.29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 style:data-style-name="N2" text:time-value="14:08:31.4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7:05:26.096172647</meta:creation-date>
    <dc:date>2019-11-07T21:31:38.552000000</dc:date>
    <meta:editing-duration>PT4H14M21S</meta:editing-duration>
    <meta:editing-cycles>2</meta:editing-cycles>
    <meta:generator>LibreOffice/5.0.4.2$Windows_x86 LibreOffice_project/2b9802c1994aa0b7dc6079e128979269cf95bc78</meta:generator>
    <meta:print-date>2019-11-07T14:34:04.254000000</meta:print-date>
    <meta:document-statistic meta:table-count="1" meta:cell-count="106" meta:object-count="0"/>
  </office:meta>
</office:document-meta>
</file>